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1d9" officeooo:paragraph-rsid="000fb1d9"/>
    </style:style>
    <style:style style:name="P2" style:family="paragraph" style:parent-style-name="Standard">
      <style:paragraph-properties fo:text-align="start" style:justify-single-word="false"/>
      <style:text-properties officeooo:rsid="000fb1d9" officeooo:paragraph-rsid="000fb1d9"/>
    </style:style>
    <style:style style:name="P3" style:family="paragraph" style:parent-style-name="Standard">
      <style:paragraph-properties fo:text-align="start" style:justify-single-word="false"/>
      <style:text-properties officeooo:paragraph-rsid="00100a6a"/>
    </style:style>
    <style:style style:name="P4" style:family="paragraph" style:parent-style-name="Standard">
      <style:paragraph-properties fo:text-align="start" style:justify-single-word="false"/>
      <style:text-properties officeooo:rsid="0012244f" officeooo:paragraph-rsid="0012244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b1d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00a6a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2244f" officeooo:paragraph-rsid="0012244f"/>
    </style:style>
    <style:style style:name="P8" style:family="paragraph" style:parent-style-name="Standard">
      <style:paragraph-properties fo:text-align="start" style:justify-single-word="false"/>
      <style:text-properties officeooo:rsid="0013df61" officeooo:paragraph-rsid="001d4fd1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ce9d9" officeooo:paragraph-rsid="001ce9d9"/>
    </style:style>
    <style:style style:name="P10" style:family="paragraph" style:parent-style-name="Standard">
      <style:paragraph-properties fo:text-align="start" style:justify-single-word="false"/>
      <style:text-properties officeooo:rsid="001ce9d9" officeooo:paragraph-rsid="001ce9d9"/>
    </style:style>
    <style:style style:name="P11" style:family="paragraph" style:parent-style-name="Standard">
      <style:paragraph-properties fo:text-align="start" style:justify-single-word="false"/>
      <style:text-properties officeooo:rsid="001ce9d9" officeooo:paragraph-rsid="001d4fd1"/>
    </style:style>
    <style:style style:name="P12" style:family="paragraph" style:parent-style-name="Standard">
      <style:paragraph-properties fo:text-align="start" style:justify-single-word="false"/>
      <style:text-properties officeooo:rsid="001d4fd1" officeooo:paragraph-rsid="001d4fd1"/>
    </style:style>
    <style:style style:name="T1" style:family="text">
      <style:text-properties officeooo:rsid="000fb1d9"/>
    </style:style>
    <style:style style:name="T2" style:family="text">
      <style:text-properties officeooo:rsid="00100a6a"/>
    </style:style>
    <style:style style:name="T3" style:family="text">
      <style:text-properties officeooo:rsid="00153acb"/>
    </style:style>
    <style:style style:name="T4" style:family="text">
      <style:text-properties officeooo:rsid="0016da77"/>
    </style:style>
    <style:style style:name="T5" style:family="text">
      <style:text-properties officeooo:rsid="0019e851"/>
    </style:style>
    <style:style style:name="T6" style:family="text">
      <style:text-properties officeooo:rsid="001a252a"/>
    </style:style>
    <style:style style:name="T7" style:family="text">
      <style:text-properties officeooo:rsid="001a2c37"/>
    </style:style>
    <style:style style:name="T8" style:family="text">
      <style:text-properties officeooo:rsid="001a799a"/>
    </style:style>
    <style:style style:name="T9" style:family="text">
      <style:text-properties officeooo:rsid="001ba60e"/>
    </style:style>
    <style:style style:name="T10" style:family="text">
      <style:text-properties officeooo:rsid="001cbe6e"/>
    </style:style>
    <style:style style:name="T11" style:family="text">
      <style:text-properties officeooo:rsid="0013df61"/>
    </style:style>
    <style:style style:name="T12" style:family="text">
      <style:text-properties officeooo:rsid="001d4fd1"/>
    </style:style>
    <style:style style:name="T13" style:family="text">
      <style:text-properties officeooo:rsid="001e7d63"/>
    </style:style>
    <style:style style:name="T14" style:family="text">
      <style:text-properties officeooo:rsid="00211f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on FTZ Af adapter</text:p>
      <text:p text:style-name="P1"/>
      <text:p text:style-name="P2">Sauces:</text:p>
      <text:p text:style-name="P2"/>
      <text:list text:style-name="L1">
        <text:list-item>
          <text:p text:style-name="P5"><text:span text:style-name="T1">Nikon hivatalos F</text:span><text:span text:style-name="T2">TZ</text:span><text:span text:style-name="T1"> bajonettadapter kompatibilitási táblázat - </text:span><text:a xlink:type="simple" xlink:href="https://www.nikonimgsupport.com/eu/BV_article?articleNo=000042765&amp;configured=1&amp;lang=en_GB" text:style-name="Internet_20_link" text:visited-style-name="Visited_20_Internet_20_Link"><text:span text:style-name="T1">https://www.nikonimgsupport.com/eu/BV_article?articleNo=000042765&amp;configured=1&amp;lang=en_GB</text:span></text:a><text:span text:style-name="T1"><text:line-break/></text:span><text:a xlink:type="simple" xlink:href="https://download.nikonimglib.com/archive4/tLRUr00b7Zwz05hcN3b15V2Lwr52/FTZ_CompatibleFmount_(Hu)08.pdf" text:style-name="Internet_20_link" text:visited-style-name="Visited_20_Internet_20_Link"><text:span text:style-name="T1">https://download.nikonimglib.com/archive4/tLRUr00b7Zwz05hcN3b15V2Lwr52/FTZ_CompatibleFmount_(Hu)08.pdf</text:span></text:a></text:p>
        </text:list-item>
        <text:list-item>
          <text:p text:style-name="P5"><text:span text:style-name="T1">Nikon F</text:span><text:span text:style-name="T2">TZ cad 3d nyomtatható modell - </text:span><text:a xlink:type="simple" xlink:href="https://www.tinkercad.com/things/7TM71jA23f6" text:style-name="Internet_20_link" text:visited-style-name="Visited_20_Internet_20_Link"><text:span text:style-name="T2">https://www.tinkercad.com/things/7TM71jA23f6</text:span></text:a></text:p>
        </text:list-item>
        <text:list-item>
          <text:p text:style-name="P6"><text:span text:style-name="T2">Nikon K&amp;F <text:s/>FTZ - </text:span><text:a xlink:type="simple" xlink:href="https://www.kfconcept.com/KF06.372-manual-lens-adapter-ring-nik-nik-z.html" text:style-name="Internet_20_link" text:visited-style-name="Visited_20_Internet_20_Link"><text:span text:style-name="T2">https://www.kfconcept.com/KF06.372-manual-lens-adapter-ring-nik-nik-z.html</text:span></text:a></text:p>
        </text:list-item>
      </text:list>
      <text:p text:style-name="P3"/>
      <text:p text:style-name="P3"/>
      <text:p text:style-name="P4">Todos:</text:p>
      <text:p text:style-name="P4"/>
      <text:list text:style-name="L2">
        <text:list-item>
          <text:p text:style-name="P7">fizikai rajz, amely mutatja, a rossz flange távolság következményeit</text:p>
        </text:list-item>
      </text:list>
      <text:p text:style-name="P9">Bevezerés</text:p>
      <text:p text:style-name="P10"/>
      <text:p text:style-name="P10">A projekt célja:</text:p>
      <text:p text:style-name="P10">Egy olyan adaptert megalkotni, amely képes Nikon F-bajonettes objektíveket Nikon Z bajonettes fényképezőgépvázakra adaptálni, miközben azok megtartják teljes funkcionalitásukat. Bár hasonló adapterek léteznek, egyik sem képes visszaadni a régebbi AF és AF-D megjelölésű objektíveknek az automatikus fókuszáló képességét, amelyet beépített fókuszmotor hiányában a korábbi megoldások nem tartalmaznak. <text:span text:style-name="T14">Ettől a hiányosságtól csökken a megtartható fényképek száma, a fentebb említett lencsék esetén, ugyanis a fókusztávolságot manuálisan kell állítani, amely lassabb, és jóval nehezebb, mint a mutatás és fotózás (point and shoot). </text:span>Ennek az új adapternek köszönhetően régebbi csúcsminőségű optikák is teljesen használhatóvá válnak, melyek között vannak olyan típusúak, amelyekből sosem készült új verzió.</text:p>
      <text:p text:style-name="P10"/>
      <text:p text:style-name="P11">Az F-bajonettes objektívek története több mint 50 évre nyúlik vissza.<text:span text:style-name="T11">A Nikon {Ide kellenének hivatalos nevek, korábbi nevek <text:s/>stb.} {dátum} óta gyárt objektíveket és {lehet másik dátum} {-óta } kamerákat. A vállalat {dátum}-ban bevezetett a fényképezőgépeikhez </text:span><text:span text:style-name="T4">az új F (immár) bajonettes csatlakozást</text:span><text:span text:style-name="T11">, amellyel gyorsabban lehetett objektívet cserélni, valamint a </text:span><text:span text:style-name="T3">csatlakozás is erősebb, precízebb lett {ide egy idézet </text:span><text:span text:style-name="T4">+ sauce</text:span><text:span text:style-name="T3"> }. </text:span><text:span text:style-name="T4">A Nikon tükörreflexes fényképezőgépei a mai napig ezt a bajonettet használják legyenek azok digitálisak </text:span><text:span text:style-name="T5">(továbbiakban DSLR)</text:span><text:span text:style-name="T4">, vagy analógok </text:span><text:span text:style-name="T5">(továbbiakban SLR {le kell ellenőrizni, hogy valóban használtam e </text:span><text:span text:style-name="T6">ezt a rövidítést</text:span><text:span text:style-name="T5">})</text:span><text:span text:style-name="T4">. </text:span>A cég az autófókusz bevezetésekor hozott egy olyan döntést, aminek negatív következményét ez a projekt kívánja enyhíteni. <text:span text:style-name="T3">Amíg a cég legfőbb riválisa a Canon </text:span>ekkor<text:span text:style-name="T4"> új bajonettet vezetett, és a fókuszmotort az objektívbe </text:span>helyezte el<text:span text:style-name="T4">, ezzel szemben a Nikon megtartotta a csatlakozást, és csak módosította úgy, hogy egy csavarral a kameratestbe épített motor tudja állítani a</text:span><text:span text:style-name="T6">z optika</text:span><text:span text:style-name="T4"> fókuszát. Így bár az automatikus fókuszállítási sebesség (főleg a későbbiekben) csökkent, a korábbi autófókusz nélküli objektíveket is lehetett használni autó</text:span><text:span text:style-name="T7">fókuszos</text:span><text:span text:style-name="T4"> fényképezőgépvázakon, és fordítva {sauce}. </text:span><text:span text:style-name="T7">Később azonban a Nikon vállalat is felismerte, az objektívekbe szerelt fókuszmotorok előnyeit, és későbbi modellek, már ilyen technológiákat használtak.</text:span></text:p>
      <text:p text:style-name="P11"/>
      <text:p text:style-name="P8"><text:span text:style-name="T12">A</text:span><text:span text:style-name="T7">mikor 201</text:span><text:span text:style-name="T8">8</text:span><text:span text:style-name="T7"> {forrás + ez tipp volt} -b</text:span><text:span text:style-name="T12">an az </text:span><text:span text:style-name="T7">új tükör nélküli fényképezőgépeket bemutatták, akkor azok új Z -bajonettjéhez készült hivatalos F bajonettes objektíveket Z bajonettes vázra adaptáló adapterbe nem lett beépítve fókuszmotor, amelyekkel az idősebb AF és AF-D megjelölésű optikákat lehetne automatikusan fókuszálni. Bár könnyen meglehet, hogy ez egy jó pénzügyi döntés volt, </text:span><text:span text:style-name="T12">hiszen ekkorra már a modern optikák közül egy sem támaszkodott a vázmotorra, </text:span><text:span text:style-name="T7">de több professzionális fényképész is megkérdőjelezte a döntést. </text:span><text:span text:style-name="T12">Ez tobbek között annak is köszönhető, hogy</text:span><text:span text:style-name="T7"> több népszerű és jó minőségű eszköz (pl.: Nikon Af 50mm 1.8(D), és a Nikon DC </text:span><text:span text:style-name="T8">{itt a lábjegyzetbe, vagy valahova kéne egy rövid leírás, hogy miért különlegesek ezek}</text:span><text:span text:style-name="T7"> megjelölésű objektívek, amelyeknek csak vázmotoros változataik léteznek) funkcionalitásából veszített az új platformon. </text:span><text:span text:style-name="T13">A csalódottak között</text:span><text:span text:style-name="T7"> volt Ken Rockwell fotoblogger </text:span><text:span text:style-name="T13">is</text:span><text:span text:style-name="T7">, aki így fogalmazott „</text:span><text:span text:style-name="T9">A szomorú valóság az, hogy minél régebb óta fotózol Nikonnak, annál kevésbé szeretnéd az FTZ-t vagy az FTZ II -t mert egyre kevésbé működnek az idősebb lencsékkel. […] Nem tesz Nikon nagy ör</text:span><text:span text:style-name="T10">ö</text:span><text:span text:style-name="T9">kségének eleget.</text:span><text:span text:style-name="T7">” {</text:span><text:a xlink:type="simple" xlink:href="https://kenrockwell.com/nikon/mirrorless/lenses/ftz.htm" text:style-name="Internet_20_link" text:visited-style-name="Visited_20_Internet_20_Link"><text:span text:style-name="T9">https://kenrockwell.com/nikon/mirrorless/lenses/ftz.htm</text:span></text:a><text:span text:style-name="T9">, Bemutatkozás, 6. bekezdés, 1-2. sor</text:span><text:span text:style-name="T7">}, valamint a {Vmi másik ilyen online fotós, pl. az a házaspár}, aki így fejezte ki véleményét „”.</text:span></text:p>
      <text:p text:style-name="P10"/>
      <text:p text:style-name="P12"/>
      <text:p text:style-name="P10"><text:s/></text:p>
      <text:p text:style-name="P10">Ennek érdekében, nyilvánosan elérhető dokumentáció hiányában, azonosítani kell a Z - és F – bajonetten található kontaktok által szállított információk típusát, tartalmát, a tartalom jelentését, és azokat lefordítani (Z -ből F-re, és F-ből Z-re), ahol a fókuszmotor az objektívben található, ahol az optika ilyet nem tartalmaz, ott egy az adapterbe épített elektromotort utasítani a fókusz állításár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7:25:51.133862987</meta:creation-date>
    <meta:generator>LibreOffice/7.5.3.2$Linux_X86_64 LibreOffice_project/50$Build-2</meta:generator>
    <dc:date>2023-05-26T15:33:38.955900223</dc:date>
    <meta:editing-duration>PT8H56M5S</meta:editing-duration>
    <meta:editing-cycles>18</meta:editing-cycles>
    <meta:document-statistic meta:table-count="0" meta:image-count="0" meta:object-count="0" meta:page-count="2" meta:paragraph-count="14" meta:word-count="579" meta:character-count="4486" meta:non-whitespace-character-count="3920"/>
  </office:meta>
</office:document-meta>
</file>